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CE0000025B25999F9E26CC2E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598in" svg:y="0.55in" svg:width="4in" svg:height="2in" draw:z-index="0">
        <draw:text-box>
          <text:p text:style-name="Standard"><draw:frame draw:style-name="fr2" draw:name="Image1" text:anchor-type="paragraph" svg:width="4.1in" svg:height="2.0098in" draw:z-index="10"><draw:image xlink:href="Pictures/10000000000004CE0000025B25999F9E26CC2EC9.png" xlink:type="simple" xlink:show="embed" xlink:actuate="onLoad" loext:mime-type="image/png"/></draw:frame></text:p>
        </draw:text-box>
      </draw:frame>
      <draw:frame draw:style-name="fr1" draw:name="Frame2" text:anchor-type="page" text:anchor-page-number="1" svg:x="4.35in" svg:y="0.55in" svg:width="4in" svg:height="2in" draw:z-index="1">
        <draw:text-box>
          <text:p text:style-name="Standard"><draw:frame draw:style-name="fr2" draw:name="Image2" text:anchor-type="paragraph" svg:width="4.1in" svg:height="2.0098in" draw:z-index="11"><draw:image xlink:href="Pictures/10000000000004CE0000025B25999F9E26CC2EC9.png" xlink:type="simple" xlink:show="embed" xlink:actuate="onLoad" loext:mime-type="image/png"/></draw:frame></text:p>
        </draw:text-box>
      </draw:frame>
      <draw:frame draw:style-name="fr1" draw:name="Frame3" text:anchor-type="page" text:anchor-page-number="1" svg:x="0.1598in" svg:y="2.55in" svg:width="4in" svg:height="2in" draw:z-index="2">
        <draw:text-box>
          <text:p text:style-name="Standard"><draw:frame draw:style-name="fr3" draw:name="Image7" text:anchor-type="paragraph" svg:width="4.1in" svg:height="2.0098in" draw:z-index="16" draw:transform="translate (-2.05in -1.00492125984252in) rotate (3.14159265358979) translate (2.05in 1.00492125984252in)"><draw:image xlink:href="Pictures/10000000000004CE0000025B25999F9E26CC2EC9.png" xlink:type="simple" xlink:show="embed" xlink:actuate="onLoad" loext:mime-type="image/png"/></draw:frame></text:p>
        </draw:text-box>
      </draw:frame>
      <draw:frame draw:style-name="fr1" draw:name="Frame4" text:anchor-type="page" text:anchor-page-number="1" svg:x="4.35in" svg:y="2.55in" svg:width="4in" svg:height="2in" draw:z-index="3">
        <draw:text-box>
          <text:p text:style-name="Standard"><draw:frame draw:style-name="fr3" draw:name="Image8" text:anchor-type="paragraph" svg:width="4.1in" svg:height="2.0098in" draw:z-index="17" draw:transform="translate (-2.05in -1.00492125984252in) rotate (3.14159265358979) translate (2.05in 1.00492125984252in)"><draw:image xlink:href="Pictures/10000000000004CE0000025B25999F9E26CC2EC9.png" xlink:type="simple" xlink:show="embed" xlink:actuate="onLoad" loext:mime-type="image/png"/></draw:frame></text:p>
        </draw:text-box>
      </draw:frame>
      <draw:frame draw:style-name="fr1" draw:name="Frame5" text:anchor-type="page" text:anchor-page-number="1" svg:x="0.1598in" svg:y="4.55in" svg:width="4in" svg:height="2in" draw:z-index="4">
        <draw:text-box>
          <text:p text:style-name="Standard"><draw:frame draw:style-name="fr2" draw:name="Image4" text:anchor-type="paragraph" svg:width="4.1in" svg:height="2.0098in" draw:z-index="13"><draw:image xlink:href="Pictures/10000000000004CE0000025B25999F9E26CC2EC9.png" xlink:type="simple" xlink:show="embed" xlink:actuate="onLoad" loext:mime-type="image/png"/></draw:frame></text:p>
        </draw:text-box>
      </draw:frame>
      <draw:frame draw:style-name="fr1" draw:name="Frame6" text:anchor-type="page" text:anchor-page-number="1" svg:x="4.35in" svg:y="4.55in" svg:width="4in" svg:height="2in" draw:z-index="5">
        <draw:text-box>
          <text:p text:style-name="Standard"><draw:frame draw:style-name="fr2" draw:name="Image3" text:anchor-type="paragraph" svg:width="4.1in" svg:height="2.0098in" draw:z-index="12"><draw:image xlink:href="Pictures/10000000000004CE0000025B25999F9E26CC2EC9.png" xlink:type="simple" xlink:show="embed" xlink:actuate="onLoad" loext:mime-type="image/png"/></draw:frame></text:p>
        </draw:text-box>
      </draw:frame>
      <draw:frame draw:style-name="fr1" draw:name="Frame7" text:anchor-type="page" text:anchor-page-number="1" svg:x="0.1598in" svg:y="6.55in" svg:width="4in" svg:height="2in" draw:z-index="6">
        <draw:text-box>
          <text:p text:style-name="Standard"><draw:frame draw:style-name="fr3" draw:name="Image9" text:anchor-type="paragraph" svg:width="4.1in" svg:height="2.0098in" draw:z-index="18" draw:transform="translate (-2.05in -1.00492125984252in) rotate (3.14159265358979) translate (2.05in 1.00492125984252in)"><draw:image xlink:href="Pictures/10000000000004CE0000025B25999F9E26CC2EC9.png" xlink:type="simple" xlink:show="embed" xlink:actuate="onLoad" loext:mime-type="image/png"/></draw:frame></text:p>
        </draw:text-box>
      </draw:frame>
      <draw:frame draw:style-name="fr1" draw:name="Frame8" text:anchor-type="page" text:anchor-page-number="1" svg:x="4.35in" svg:y="6.55in" svg:width="4in" svg:height="2in" draw:z-index="7">
        <draw:text-box>
          <text:p text:style-name="Standard"><draw:frame draw:style-name="fr3" draw:name="Image10" text:anchor-type="paragraph" svg:width="4.1in" svg:height="2.0098in" draw:z-index="19" draw:transform="translate (-2.05in -1.00492125984252in) rotate (3.14159265358979) translate (2.05in 1.00492125984252in)"><draw:image xlink:href="Pictures/10000000000004CE0000025B25999F9E26CC2EC9.png" xlink:type="simple" xlink:show="embed" xlink:actuate="onLoad" loext:mime-type="image/png"/></draw:frame></text:p>
        </draw:text-box>
      </draw:frame>
      <draw:frame draw:style-name="fr1" draw:name="Frame9" text:anchor-type="page" text:anchor-page-number="1" svg:x="0.1598in" svg:y="8.55in" svg:width="4in" svg:height="2in" draw:z-index="8">
        <draw:text-box>
          <text:p text:style-name="Standard"><draw:frame draw:style-name="fr2" draw:name="Image5" text:anchor-type="paragraph" svg:width="4.1in" svg:height="2.0098in" draw:z-index="14"><draw:image xlink:href="Pictures/10000000000004CE0000025B25999F9E26CC2EC9.png" xlink:type="simple" xlink:show="embed" xlink:actuate="onLoad" loext:mime-type="image/png"/></draw:frame></text:p>
        </draw:text-box>
      </draw:frame>
      <draw:frame draw:style-name="fr1" draw:name="Frame10" text:anchor-type="page" text:anchor-page-number="1" svg:x="4.35in" svg:y="8.55in" svg:width="4in" svg:height="2in" draw:z-index="9">
        <draw:text-box>
          <text:p text:style-name="Standard"><draw:frame draw:style-name="fr2" draw:name="Image6" text:anchor-type="paragraph" svg:width="4.1in" svg:height="2.0098in" draw:z-index="15"><draw:image xlink:href="Pictures/10000000000004CE0000025B25999F9E26CC2EC9.png" xlink:type="simple" xlink:show="embed" xlink:actuate="onLoad" loext:mime-type="image/png"/></draw:frame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5in" fo:margin-bottom="0in" fo:margin-left="0.1598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7:45:20.990198614</meta:creation-date>
    <dc:date>2021-07-20T17:50:22.568518813</dc:date>
    <meta:editing-duration>PT3M55S</meta:editing-duration>
    <meta:editing-cycles>2</meta:editing-cycles>
    <meta:generator>LibreOffice/6.0.7.3$Linux_X86_64 LibreOffice_project/00m0$Build-3</meta:generator>
    <meta:print-date>2021-07-20T17:48:50.717031750</meta:print-date>
    <meta:document-statistic meta:table-count="0" meta:image-count="10" meta:object-count="0" meta:page-count="1" meta:paragraph-count="0" meta:word-count="0" meta:character-count="0" meta:non-whitespace-character-count="0"/>
  </office:meta>
</office:document-meta>
</file>